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1 Sheet1.A2:Sheet1.A6 Sheet1.B1:Sheet1.B1 Sheet1.B2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Stack Size(bytes)</text:p>
          </table:table-cell>
          <table:table-cell office:value-type="string" calcext:value-type="string">
            <text:p>Time Ins. Sort (ms)</text:p>
          </table:table-cell>
          <table:table-cell office:value-type="string" calcext:value-type="string">
            <text:p>Time Read Rec(m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28" calcext:value-type="float">
            <text:p>4828</text:p>
          </table:table-cell>
          <table:table-cell office:value-type="float" office:value="0.08" calcext:value-type="float">
            <text:p>0.08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8028" calcext:value-type="float">
            <text:p>48028</text:p>
          </table:table-cell>
          <table:table-cell office:value-type="float" office:value="6.066" calcext:value-type="float">
            <text:p>6.066</text:p>
          </table:table-cell>
          <table:table-cell office:value-type="float" office:value="1.285" calcext:value-type="float">
            <text:p>1.28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80028" calcext:value-type="float">
            <text:p>480028</text:p>
          </table:table-cell>
          <table:table-cell office:value-type="float" office:value="489.965" calcext:value-type="float">
            <text:p>489.965</text:p>
          </table:table-cell>
          <table:table-cell office:value-type="float" office:value="9.623" calcext:value-type="float">
            <text:p>9.62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800028" calcext:value-type="float">
            <text:p>4800028</text:p>
          </table:table-cell>
          <table:table-cell office:value-type="float" office:value="51295.552" calcext:value-type="float">
            <text:p>51295.552</text:p>
          </table:table-cell>
          <table:table-cell office:value-type="float" office:value="81.464" calcext:value-type="float">
            <text:p>81.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00/00/0000</text:date>, <text:time style:data-style-name="N2" text:time-value="18:44:44.631271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8:32:39.630399371</meta:creation-date>
    <dc:date>2020-02-09T18:55:04.702735500</dc:date>
    <meta:editing-duration>PT8M25S</meta:editing-duration>
    <meta:editing-cycles>3</meta:editing-cycles>
    <meta:generator>LibreOffice/5.1.6.2$Linux_X86_64 LibreOffice_project/10m0$Build-2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Stack Size vs No. Of Cards</text:p>
        </chart:title>
        <chart:legend chart:legend-position="end" svg:x="11.82cm" svg:y="4.198cm" style:legend-expansion="high" chart:style-name="ch3"/>
        <chart:plot-area chart:style-name="ch4" table:cell-range-address="Sheet1.A1:Sheet1.B6" chart:data-source-has-labels="row" svg:x="1.321cm" svg:y="1.301cm" svg:width="10.179cm" svg:height="6.548cm">
          <chartooo:coordinate-region svg:x="2.906cm" svg:y="1.504cm" svg:width="8.021cm" svg:height="5.692cm"/>
          <chart:axis chart:dimension="x" chart:name="primary-x" chart:style-name="ch5">
            <chart:title svg:x="5.506cm" svg:y="8.029cm" chart:style-name="ch6">
              <text:p>No. of cards</text:p>
            </chart:title>
          </chart:axis>
          <chart:axis chart:dimension="y" chart:name="primary-y" chart:style-name="ch5">
            <chart:title svg:x="0.451cm" svg:y="5.913cm" chart:style-name="ch7">
              <text:p>Stack Size (bytes)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ck Size(byte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6</svg:desc>
                </draw:g>
              </table:table-cell>
              <table:table-cell office:value-type="float" office:value="508">
                <text:p>508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8028">
                <text:p>48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480028">
                <text:p>48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4800028">
                <text:p>4800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